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5.244cm"/>
    </style:style>
    <style:style style:name="co21" style:family="table-column">
      <style:table-column-properties fo:break-before="auto" style:column-width="4.523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10.85cm"/>
    </style:style>
    <style:style style:name="co8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662cm"/>
    </style:style>
    <style:style style:name="co15" style:family="table-column">
      <style:table-column-properties fo:break-before="auto" style:column-width="6.382cm"/>
    </style:style>
    <style:style style:name="co16" style:family="table-column">
      <style:table-column-properties fo:break-before="auto" style:column-width="5.965cm"/>
    </style:style>
    <style:style style:name="co17" style:family="table-column">
      <style:table-column-properties fo:break-before="auto" style:column-width="6.77cm"/>
    </style:style>
    <style:style style:name="co12" style:family="table-column">
      <style:table-column-properties fo:break-before="auto" style:column-width="8.075cm"/>
    </style:style>
    <style:style style:name="co13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4.466cm"/>
    </style:style>
    <style:style style:name="co24" style:family="table-column">
      <style:table-column-properties fo:break-before="auto" style:column-width="7.99cm"/>
    </style:style>
    <style:style style:name="co25" style:family="table-column">
      <style:table-column-properties fo:break-before="auto" style:column-width="9.712cm"/>
    </style:style>
    <style:style style:name="co26" style:family="table-column">
      <style:table-column-properties fo:break-before="auto" style:column-width="10.128cm"/>
    </style:style>
    <style:style style:name="co27" style:family="table-column">
      <style:table-column-properties fo:break-before="auto" style:column-width="10.37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/>
      <style:text-properties fo:color="#333333" style:font-name="Calibri" fo:font-size="11pt" style:font-size-asian="11pt" style:font-size-complex="11pt"/>
    </style:style>
    <style:style style:name="ce2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6666ff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background-color="#ff3333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ackground-color="#6666ff"/>
      <style:text-properties fo:color="#1c1c1c" style:font-name="Calibri" fo:font-size="11pt" style:font-size-asian="11pt" style:font-size-complex="11pt"/>
    </style:style>
    <style:style style:name="ce31" style:family="table-cell" style:parent-style-name="Default">
      <style:table-cell-properties fo:background-color="#6666ff"/>
      <style:text-properties fo:color="#333333" style:font-name="Calibri" fo:font-size="11pt" style:font-size-asian="11pt" style:font-size-complex="11pt"/>
    </style:style>
    <style:style style:name="ce32" style:family="table-cell" style:parent-style-name="Default">
      <style:table-cell-properties fo:background-color="#ffffff"/>
      <style:text-properties fo:color="#333333"/>
    </style:style>
    <style:style style:name="ce9" style:family="table-cell" style:parent-style-name="Default">
      <style:table-cell-properties fo:background-color="#ffffff"/>
      <style:text-properties style:font-name="Calibri" fo:font-size="11pt" style:font-size-asian="11pt" style:font-size-complex="11pt"/>
    </style:style>
    <style:style style:name="ce14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6" style:family="table-cell" style:parent-style-name="Default"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fo:background-color="#999999"/>
    </style:style>
    <style:style style:name="ce15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ff6600"/>
      <style:text-properties style:font-name="Calibri" fo:font-size="11pt" style:font-size-asian="11pt" style:font-size-complex="11pt"/>
    </style:style>
    <style:style style:name="ce18" style:family="table-cell" style:parent-style-name="Excel_20_Built-in_20_Normal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start" fo:margin-left="0cm"/>
    </style:style>
    <style:style style:name="ce19" style:family="table-cell" style:parent-style-name="Excel_20_Built-in_20_Normal">
      <style:table-cell-properties fo:border-bottom="none" style:text-align-source="fix" style:repeat-content="false" fo:border-left="0.018cm solid #000000" fo:border-right="0.018cm soli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start" fo:margin-left="0cm"/>
    </style:style>
    <style:style style:name="ce22" style:family="table-cell" style:parent-style-name="Excel_20_Built-in_20_Normal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start" fo:margin-left="0cm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color="#000000" style:font-name="Calibri" fo:font-size="11pt" style:font-size-asian="11pt" style:font-name-complex="Calibri" style:font-size-complex="11pt"/>
    </style:style>
    <style:style style:name="ce24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Calibri" fo:font-size="11pt" style:font-size-asian="11pt" style:font-size-complex="11pt"/>
    </style:style>
    <style:style style:name="ce25" style:family="table-cell" style:parent-style-name="Default">
      <style:table-cell-properties fo:background-color="#ffffff"/>
      <style:text-properties fo:color="#000000" style:font-name="Calibri" fo:font-size="11pt" style:font-size-asian="11pt" style:font-name-complex="Calibri" style:font-size-complex="11pt"/>
    </style:style>
    <style:style style:name="ce26" style:family="table-cell" style:parent-style-name="Default">
      <style:table-cell-properties fo:background-color="#ffffff"/>
      <style:text-properties fo:color="#333333" style:font-name="Calibri" fo:font-size="11pt" style:font-size-asian="11pt" style:font-name-complex="Calibri" style:font-size-complex="11pt"/>
    </style:style>
  </office:automatic-styles>
  <office:body>
    <office:spreadsheet>
      <table:table table:name="Sheet1" table:style-name="ta1" table:print="false">
        <table:table-column table:style-name="co12" table:default-cell-style-name="ce9"/>
        <table:table-column table:style-name="co13" table:default-cell-style-name="ce9"/>
        <table:table-column table:style-name="co18" table:default-cell-style-name="ce9"/>
        <table:table-column table:style-name="co24" table:default-cell-style-name="ce1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1017" table:default-cell-style-name="Default"/>
        <table:table-row table:style-name="ro4">
          <table:table-cell table:style-name="ce13" office:value-type="string">
            <text:p>PRUNING</text:p>
          </table:table-cell>
          <table:table-cell table:style-name="ce13" table:number-columns-repeated="1022"/>
          <table:table-cell/>
        </table:table-row>
        <table:table-row table:style-name="ro2">
          <table:table-cell table:style-name="ce2" office:value-type="string">
            <text:p>BASE TABLES</text:p>
          </table:table-cell>
          <table:table-cell table:style-name="ce2" office:value-type="string">
            <text:p>MASK BATCH ENV TABLES</text:p>
          </table:table-cell>
          <table:table-cell table:style-name="ce2" office:value-type="string">
            <text:p>TOTAL_COUNT IN PROP TABLES</text:p>
          </table:table-cell>
          <table:table-cell table:style-name="ce2" office:value-type="string">
            <text:p>BATCH_COUNT TABLES FOR SQLLDR DATA FILE</text:p>
          </table:table-cell>
          <table:table-cell table:style-name="ce2" office:value-type="string">
            <text:p>Master_Count_sh</text:p>
          </table:table-cell>
          <table:table-cell table:style-name="ce2" office:value-type="string">
            <text:p>Staging_Insert_sh</text:p>
          </table:table-cell>
          <table:table-cell table:style-name="ce2" office:value-type="string">
            <text:p>Count_txt</text:p>
          </table:table-cell>
          <table:table-cell table:style-name="ce2" table:number-columns-repeated="1016"/>
          <table:table-cell/>
        </table:table-row>
        <table:table-row table:style-name="ro3">
          <table:table-cell table:style-name="ce15" office:value-type="string">
            <text:p>S_DOC_QUOTE</text:p>
          </table:table-cell>
          <table:table-cell table:style-name="ce15" office:value-type="string">
            <text:p>S_DOC_QUOTE_P</text:p>
          </table:table-cell>
          <table:table-cell table:style-name="ce18" office:value-type="string">
            <text:p>EIM_QUOTE_TERM_P</text:p>
          </table:table-cell>
          <table:table-cell office:value-type="string">
            <text:p>S_DOC_QUOTE_P</text:p>
          </table:table-cell>
          <table:table-cell office:value-type="string">
            <text:p>NRMA_GMS_MASTER_PRUNING_DOC_QUOTE.sh</text:p>
          </table:table-cell>
          <table:table-cell office:value-type="string">
            <text:p>NRMA_GMS_INSERT_DOC_QUOTE_SH.sh</text:p>
          </table:table-cell>
          <table:table-cell office:value-type="string">
            <text:p>${DID_GMS_DATA_PATH}/EIM_DOC_QUOTE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SRC_PAYMENT</text:p>
          </table:table-cell>
          <table:table-cell table:style-name="ce15" office:value-type="string">
            <text:p>S_SRC_PAYMENT_P</text:p>
          </table:table-cell>
          <table:table-cell table:style-name="ce19" office:value-type="string">
            <text:p>EIM_PAYMENT_P</text:p>
          </table:table-cell>
          <table:table-cell office:value-type="string">
            <text:p>S_SRC_PAYMENT_P</text:p>
          </table:table-cell>
          <table:table-cell office:value-type="string">
            <text:p>NRMA_GMS_MASTER_PRUNING_SRC_PAYMENT.sh</text:p>
          </table:table-cell>
          <table:table-cell office:value-type="string">
            <text:p>NRMA_GMS_INSERT_SRC_PAYMENT_SH.sh</text:p>
          </table:table-cell>
          <table:table-cell table:number-columns-repeated="1018"/>
        </table:table-row>
        <table:table-row table:style-name="ro3">
          <table:table-cell table:style-name="ce15" office:value-type="string">
            <text:p>S_DOC_AGREE</text:p>
          </table:table-cell>
          <table:table-cell table:style-name="ce15" office:value-type="string">
            <text:p>S_DOC_AGREE_P</text:p>
          </table:table-cell>
          <table:table-cell table:style-name="ce21" office:value-type="string">
            <text:p>EIM_AGREEMENT_P</text:p>
          </table:table-cell>
          <table:table-cell office:value-type="string">
            <text:p>S_DOC_AGREE_P</text:p>
          </table:table-cell>
          <table:table-cell office:value-type="string">
            <text:p>NRMA_GMS_MASTER_PRUNING_DOC_AGREE.sh</text:p>
          </table:table-cell>
          <table:table-cell office:value-type="string">
            <text:p>NRMA_GMS_INSERT_DOCAGREE_SH.sh</text:p>
          </table:table-cell>
          <table:table-cell table:number-columns-repeated="1018"/>
        </table:table-row>
        <table:table-row table:style-name="ro3">
          <table:table-cell table:style-name="ce15" office:value-type="string">
            <text:p>S_SRV_REQ</text:p>
          </table:table-cell>
          <table:table-cell table:style-name="ce15" office:value-type="string">
            <text:p>S_SRV_REQ_P</text:p>
          </table:table-cell>
          <table:table-cell table:style-name="ce19" office:value-type="string">
            <text:p>EIM_SRV_REQ_P</text:p>
          </table:table-cell>
          <table:table-cell office:value-type="string">
            <text:p>S_SRV_REQ_P</text:p>
          </table:table-cell>
          <table:table-cell office:value-type="string">
            <text:p>NRMA_GMS_MASTER_PRUNING_SRV_REQ.sh</text:p>
          </table:table-cell>
          <table:table-cell office:value-type="string">
            <text:p>NRMA_GMS_INSERT_SRV_REQ_SH.sh</text:p>
          </table:table-cell>
          <table:table-cell office:value-type="string">
            <text:p>EIM_SRV_REQ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EVT_ACT</text:p>
          </table:table-cell>
          <table:table-cell table:style-name="ce15" office:value-type="string">
            <text:p>S_EVT_ACT_P</text:p>
          </table:table-cell>
          <table:table-cell table:style-name="ce19" office:value-type="string">
            <text:p>EIM_ACTIVITY_P</text:p>
          </table:table-cell>
          <table:table-cell office:value-type="string">
            <text:p>S_EVT_ACT_P</text:p>
          </table:table-cell>
          <table:table-cell office:value-type="string">
            <text:p>NRMA_GMS_MASTER_PRUNING_EVT_ACT.sh</text:p>
          </table:table-cell>
          <table:table-cell office:value-type="string">
            <text:p>NRMA_GMS_INSERT_EVT_ACT_SH.sh</text:p>
          </table:table-cell>
          <table:table-cell office:value-type="string">
            <text:p>EIM_ACTIVITY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ASSET</text:p>
          </table:table-cell>
          <table:table-cell table:style-name="ce15" office:value-type="string">
            <text:p>S_ASSET_P</text:p>
          </table:table-cell>
          <table:table-cell table:style-name="ce19" office:value-type="string">
            <text:p>EIM_ASSET_P</text:p>
          </table:table-cell>
          <table:table-cell office:value-type="string">
            <text:p>S_ASSET_P</text:p>
          </table:table-cell>
          <table:table-cell office:value-type="string">
            <text:p>NRMA_GMS_MASTER_PRUNING_ASSET.sh</text:p>
          </table:table-cell>
          <table:table-cell office:value-type="string">
            <text:p>NRMA_GMS_INSERT_ASSET_SH.sh</text:p>
          </table:table-cell>
          <table:table-cell office:value-type="string">
            <text:p>EIM_ASSET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ORDER_ITEM</text:p>
          </table:table-cell>
          <table:table-cell table:style-name="ce15" office:value-type="string">
            <text:p>S_ORDER_ITEM_P</text:p>
          </table:table-cell>
          <table:table-cell table:style-name="ce19" office:value-type="string">
            <text:p>EIM_ORDER_ITEM_P</text:p>
          </table:table-cell>
          <table:table-cell office:value-type="string">
            <text:p>S_ORDER_ITEM_P</text:p>
          </table:table-cell>
          <table:table-cell office:value-type="string">
            <text:p>NRMA_GMS_MASTER_PRUNING_ORDER_ITEM.sh</text:p>
          </table:table-cell>
          <table:table-cell office:value-type="string">
            <text:p>NRMA_GMS_INSERT_ORDER_ITEM_SH.sh</text:p>
          </table:table-cell>
          <table:table-cell office:value-type="string">
            <text:p>EIM_ORDER_ITEM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ORDER</text:p>
          </table:table-cell>
          <table:table-cell table:style-name="ce15" office:value-type="string">
            <text:p>S_ORDER_P</text:p>
          </table:table-cell>
          <table:table-cell table:style-name="ce19" office:value-type="string">
            <text:p>EIM_ORDER_P</text:p>
          </table:table-cell>
          <table:table-cell office:value-type="string">
            <text:p>S_ORDER_P</text:p>
          </table:table-cell>
          <table:table-cell office:value-type="string">
            <text:p>NRMA_GMS_MASTER_PRUNING_ORDER.sh</text:p>
          </table:table-cell>
          <table:table-cell office:value-type="string">
            <text:p>NRMA_GMS_INSERT_ORDER_SH.sh</text:p>
          </table:table-cell>
          <table:table-cell office:value-type="string">
            <text:p>EIM_ORDER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ADDR_PER</text:p>
          </table:table-cell>
          <table:table-cell table:style-name="ce15" office:value-type="string">
            <text:p>S_ADDR_PER_P</text:p>
          </table:table-cell>
          <table:table-cell table:style-name="ce19" office:value-type="string">
            <text:p>EIM_ADDR_PER_P</text:p>
          </table:table-cell>
          <table:table-cell office:value-type="string">
            <text:p>S_ADDR_PER_P</text:p>
          </table:table-cell>
          <table:table-cell office:value-type="string">
            <text:p>NRMA_GMS_MASTER_PRUNING_ADDR_PER.sh</text:p>
          </table:table-cell>
          <table:table-cell office:value-type="string">
            <text:p>NRMA_GMS_INSERT_ADDR_PER_SH.sh</text:p>
          </table:table-cell>
          <table:table-cell office:value-type="string">
            <text:p>EIM_ADDR_PER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ORG_EXT</text:p>
          </table:table-cell>
          <table:table-cell table:style-name="ce15" office:value-type="string">
            <text:p>S_ORG_EXT_P</text:p>
          </table:table-cell>
          <table:table-cell table:style-name="ce19" office:value-type="string">
            <text:p>EIM_ACCOUNT_P</text:p>
          </table:table-cell>
          <table:table-cell office:value-type="string">
            <text:p>S_ORG_EXT_P</text:p>
          </table:table-cell>
          <table:table-cell office:value-type="string">
            <text:p>NRMA_GMS_MASTER_PRUNING_ORG_EXT.sh</text:p>
          </table:table-cell>
          <table:table-cell office:value-type="string">
            <text:p>NRMA_GMS_INSERT_ORGEXT_SH.sh</text:p>
          </table:table-cell>
          <table:table-cell office:value-type="string">
            <text:p>EIM_ORG_EXT_COUNT.txt</text:p>
          </table:table-cell>
          <table:table-cell table:number-columns-repeated="1017"/>
        </table:table-row>
        <table:table-row table:style-name="ro3">
          <table:table-cell table:style-name="ce15" office:value-type="string">
            <text:p>S_CONTACT</text:p>
          </table:table-cell>
          <table:table-cell table:style-name="ce15" office:value-type="string">
            <text:p>S_CONTACT_P</text:p>
          </table:table-cell>
          <table:table-cell table:style-name="ce22" office:value-type="string">
            <text:p>EIM_CONTACT_P</text:p>
          </table:table-cell>
          <table:table-cell office:value-type="string">
            <text:p>S_CONTACT_P</text:p>
          </table:table-cell>
          <table:table-cell office:value-type="string">
            <text:p>NRMA_GMS_MASTER_PRUNING_CONTACT.sh</text:p>
          </table:table-cell>
          <table:table-cell office:value-type="string">
            <text:p>NRMA_GMS_INSERT_CONTACT_SH.sh</text:p>
          </table:table-cell>
          <table:table-cell office:value-type="string">
            <text:p>EIM_CONTACT_COUNT.txt</text:p>
          </table:table-cell>
          <table:table-cell table:number-columns-repeated="1017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5">
          <table:table-cell table:style-name="ce16" office:value-type="string">
            <text:p>MASKING</text:p>
          </table:table-cell>
          <table:table-cell table:style-name="ce16" table:number-columns-repeated="1022"/>
          <table:table-cell/>
        </table:table-row>
        <table:table-row table:style-name="ro3">
          <table:table-cell table:style-name="ce17" office:value-type="string">
            <text:p>BASE TABLES</text:p>
          </table:table-cell>
          <table:table-cell table:style-name="ce17" office:value-type="string">
            <text:p>MASK BATCH ENV TABLES</text:p>
          </table:table-cell>
          <table:table-cell table:style-name="ce17" office:value-type="string">
            <text:p>TOTAL_COUNT IN PROP TABLES</text:p>
          </table:table-cell>
          <table:table-cell table:style-name="ce17" office:value-type="string">
            <text:p>SH FILES</text:p>
          </table:table-cell>
          <table:table-cell table:style-name="ce17" office:value-type="string">
            <text:p>BATCH_COUNT TABLES FOR SQLLDR DATA FILE</text:p>
          </table:table-cell>
          <table:table-cell office:value-type="string">
            <text:p>IFB_FILES</text:p>
          </table:table-cell>
          <table:table-cell table:style-name="ce17" table:number-columns-repeated="1017"/>
          <table:table-cell table:style-name="ce6"/>
        </table:table-row>
        <table:table-row table:style-name="ro3">
          <table:table-cell table:style-name="ce6" office:value-type="string">
            <text:p>S_CONTACT</text:p>
          </table:table-cell>
          <table:table-cell table:style-name="ce6" office:value-type="string">
            <text:p>S_CONTACT_M</text:p>
          </table:table-cell>
          <table:table-cell table:style-name="ce6" office:value-type="string">
            <text:p>EIM_CONTACT_M</text:p>
          </table:table-cell>
          <table:table-cell table:style-name="ce14" office:value-type="string">
            <text:p>NRMA_MASTER_S_CONTACT_MASK_SH.sh</text:p>
          </table:table-cell>
          <table:table-cell table:style-name="ce6" office:value-type="string">
            <text:p>S_CONTACT_M</text:p>
          </table:table-cell>
          <table:table-cell office:value-type="string">
            <text:p>NRMA_GMS_MASTER_MASKING_CONTACT.sh</text:p>
          </table:table-cell>
          <table:table-cell table:style-name="ce6" office:value-type="string">
            <text:p>S_CONTACT_M_COUNT.txt</text:p>
          </table:table-cell>
          <table:table-cell table:style-name="ce6" table:number-columns-repeated="1017"/>
        </table:table-row>
        <table:table-row table:style-name="ro3">
          <table:table-cell table:style-name="ce6" office:value-type="string">
            <text:p>S_CONTACT_X</text:p>
          </table:table-cell>
          <table:table-cell table:style-name="ce6" office:value-type="string">
            <text:p>S_CONTACT_X_M</text:p>
          </table:table-cell>
          <table:table-cell table:style-name="ce6" office:value-type="string">
            <text:p>EIM_CON_DTL_M</text:p>
          </table:table-cell>
          <table:table-cell table:style-name="ce14" office:value-type="string">
            <text:p>NRMA_MASTER_CONTACT_X_MASK_SH.sh</text:p>
          </table:table-cell>
          <table:table-cell table:style-name="ce6" office:value-type="string">
            <text:p>S_CONTACT_X_M</text:p>
          </table:table-cell>
          <table:table-cell office:value-type="string">
            <text:p>NRMA_GMS_MASTER_MASKING_CONTACT_X.sh</text:p>
          </table:table-cell>
          <table:table-cell table:style-name="ce6" office:value-type="string">
            <text:p>S_CONTACT_X</text:p>
          </table:table-cell>
          <table:table-cell table:style-name="ce6" table:number-columns-repeated="1017"/>
        </table:table-row>
        <table:table-row table:style-name="ro3">
          <table:table-cell table:style-name="ce6" office:value-type="string">
            <text:p>S_CONTACT_ATX</text:p>
          </table:table-cell>
          <table:table-cell table:style-name="ce6" office:value-type="string">
            <text:p>S_CONTACT_ATX_M</text:p>
          </table:table-cell>
          <table:table-cell table:style-name="ce6" office:value-type="string">
            <text:p>EIM_CONTACT_AT_M</text:p>
          </table:table-cell>
          <table:table-cell table:style-name="ce14" office:value-type="string">
            <text:p>NRMA_MASTER_CONTACT_ATX_MASK_SH.sh</text:p>
          </table:table-cell>
          <table:table-cell table:style-name="ce6" office:value-type="string">
            <text:p>S_CONTACT_ATX_M</text:p>
          </table:table-cell>
          <table:table-cell office:value-type="string">
            <text:p>NRMA_GMS_MASTER_MASKING_CONTACT_ATX.sh</text:p>
          </table:table-cell>
          <table:table-cell table:style-name="ce6" table:number-columns-repeated="1018"/>
        </table:table-row>
        <table:table-row table:style-name="ro3">
          <table:table-cell table:style-name="ce6" office:value-type="string">
            <text:p>S_ORG_EXT</text:p>
          </table:table-cell>
          <table:table-cell table:style-name="ce6" office:value-type="string">
            <text:p>S_ORG_EXT_M</text:p>
          </table:table-cell>
          <table:table-cell table:style-name="ce6" office:value-type="string">
            <text:p>EIM_ACCOUNT_M</text:p>
          </table:table-cell>
          <table:table-cell table:style-name="ce23" office:value-type="string">
            <text:p>NRMA_MASTER_S_ORG_EXT_MASK_SH.sh</text:p>
          </table:table-cell>
          <table:table-cell table:style-name="ce6" office:value-type="string">
            <text:p>S_ORG_EXT_M</text:p>
          </table:table-cell>
          <table:table-cell office:value-type="string">
            <text:p>NRMA_GMS_MASTER_MASKING_ORG_EXT.sh</text:p>
          </table:table-cell>
          <table:table-cell table:style-name="ce6" table:number-columns-repeated="1018"/>
        </table:table-row>
        <table:table-row table:style-name="ro3">
          <table:table-cell table:style-name="ce6" office:value-type="string">
            <text:p>S_ORG_EXT (UK)</text:p>
          </table:table-cell>
          <table:table-cell table:style-name="ce6" office:value-type="string">
            <text:p>S_ORG_EXT_UK_M</text:p>
          </table:table-cell>
          <table:table-cell table:style-name="ce6" office:value-type="string">
            <text:p>EIM_ORG_EXT_UK_M</text:p>
          </table:table-cell>
          <table:table-cell table:style-name="ce24" office:value-type="string">
            <text:p>NRMA_MASTER_S_ORG_EXT_UK_MASK_SH</text:p>
          </table:table-cell>
          <table:table-cell table:style-name="ce6" office:value-type="string">
            <text:p>S_ORG_EXT_UK_M</text:p>
          </table:table-cell>
          <table:table-cell office:value-type="string">
            <text:p>NRMA_GMS_MASTER_MASKING_ORG_EXT_UK.sh</text:p>
          </table:table-cell>
          <table:table-cell table:style-name="ce6" table:number-columns-repeated="1018"/>
        </table:table-row>
        <table:table-row table:style-name="ro3">
          <table:table-cell table:style-name="ce6" office:value-type="string">
            <text:p>S_ORG_EXT_FNX</text:p>
          </table:table-cell>
          <table:table-cell table:style-name="ce6" office:value-type="string">
            <text:p>S_ORG_EXT_FNX_M</text:p>
          </table:table-cell>
          <table:table-cell table:style-name="ce6" office:value-type="string">
            <text:p>EIM_FN_ACCNT2_M</text:p>
          </table:table-cell>
          <table:table-cell table:style-name="ce14" office:value-type="string">
            <text:p>NRMA_MASTER_ORG_EXT_FNX_MASK_SH.sh</text:p>
          </table:table-cell>
          <table:table-cell table:style-name="ce6" office:value-type="string">
            <text:p>S_ORG_EXT_FNX_M ==&gt; 0</text:p>
          </table:table-cell>
          <table:table-cell office:value-type="string">
            <text:p>NRMA_GMS_MASTER_MASKING_ORG_EXT_FNX.sh</text:p>
          </table:table-cell>
          <table:table-cell table:style-name="ce6" table:number-columns-repeated="1018"/>
        </table:table-row>
        <table:table-row table:style-name="ro3">
          <table:table-cell office:value-type="string">
            <text:p>S_PTY_PAY_PRFL</text:p>
          </table:table-cell>
          <table:table-cell office:value-type="string">
            <text:p>S_PTY_PAY_PRFL_M</text:p>
          </table:table-cell>
          <table:table-cell office:value-type="string">
            <text:p>EIM_ACCOUNT1_M</text:p>
          </table:table-cell>
          <table:table-cell table:style-name="ce25" office:value-type="string">
            <text:p>NRMA_MASTER_PTY_PAY_PRFL_MASK_SH.sh</text:p>
          </table:table-cell>
          <table:table-cell table:style-name="ce9" office:value-type="string">
            <text:p>S_PTY_PAY_PRFL_M</text:p>
          </table:table-cell>
          <table:table-cell table:style-name="ce20" office:value-type="string">
            <text:p>NRMA_GMS_MASTER_MASKING_S_PTY_PAY_PRFL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EVT_ACT</text:p>
          </table:table-cell>
          <table:table-cell office:value-type="string">
            <text:p>S_EVT_ACT_M</text:p>
          </table:table-cell>
          <table:table-cell office:value-type="string">
            <text:p>EIM_ACTIVITY_M</text:p>
          </table:table-cell>
          <table:table-cell table:style-name="ce25" office:value-type="string">
            <text:p>NRMA_MASTER_EVT_ACT_MASK_SH.sh</text:p>
          </table:table-cell>
          <table:table-cell table:style-name="ce9" office:value-type="string">
            <text:p>S_EVT_ACT_M</text:p>
          </table:table-cell>
          <table:table-cell table:style-name="ce20" office:value-type="string">
            <text:p>NRMA_GMS_MASTER_MASKING_EVT_ACT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EVT_ACT_FNX</text:p>
          </table:table-cell>
          <table:table-cell office:value-type="string">
            <text:p>S_EVT_ACT_FNX_M</text:p>
          </table:table-cell>
          <table:table-cell office:value-type="string">
            <text:p>EIM_FN_ACT1_M</text:p>
          </table:table-cell>
          <table:table-cell table:style-name="ce25" office:value-type="string">
            <text:p>NRMA_MASTER_EVT_ACT_FNX_MASK_SH.sh</text:p>
          </table:table-cell>
          <table:table-cell table:style-name="ce9" office:value-type="string">
            <text:p>S_EVT_ACT_FNX_M</text:p>
          </table:table-cell>
          <table:table-cell table:style-name="ce20" office:value-type="string">
            <text:p>NRMA_GMS_MASTER_MASKING_EVT_ACT_FNX.sh</text:p>
          </table:table-cell>
          <table:table-cell table:style-name="ce9" table:number-columns-repeated="1018"/>
        </table:table-row>
        <table:table-row table:style-name="ro3">
          <table:table-cell table:style-name="ce10" office:value-type="string">
            <text:p>S_SRV_REQ</text:p>
          </table:table-cell>
          <table:table-cell table:style-name="ce10" office:value-type="string">
            <text:p>S_SRV_REQ_M</text:p>
          </table:table-cell>
          <table:table-cell table:style-name="ce10" office:value-type="string">
            <text:p>EIM_SRV_REQ_M</text:p>
          </table:table-cell>
          <table:table-cell table:style-name="ce26" office:value-type="string">
            <text:p>NRMA_MASTER_SRV_REQ_MASK_SH.sh</text:p>
          </table:table-cell>
          <table:table-cell table:style-name="ce10" office:value-type="string">
            <text:p>S_SRV_REQ_M</text:p>
          </table:table-cell>
          <table:table-cell table:style-name="ce20" office:value-type="string">
            <text:p>NRMA_GMS_MASTER_MASKING_SRV_REQ.sh</text:p>
          </table:table-cell>
          <table:table-cell table:style-name="ce10" table:number-columns-repeated="1018"/>
        </table:table-row>
        <table:table-row table:style-name="ro3">
          <table:table-cell office:value-type="string">
            <text:p>S_SRV_REQ_X</text:p>
          </table:table-cell>
          <table:table-cell office:value-type="string">
            <text:p>S_SRV_REQ_X_M</text:p>
          </table:table-cell>
          <table:table-cell office:value-type="string">
            <text:p>EIM_SR_DTL_M</text:p>
          </table:table-cell>
          <table:table-cell table:style-name="ce25" office:value-type="string">
            <text:p>NRMA_MASTER_SRV_REQ_X_MASK_SH.sh</text:p>
          </table:table-cell>
          <table:table-cell table:style-name="ce9" office:value-type="string">
            <text:p>S_SRV_REQ_X_M <text:s/>==&gt;34704</text:p>
          </table:table-cell>
          <table:table-cell table:style-name="ce20" office:value-type="string">
            <text:p>NRMA_GMS_MASTER_MASKING_SRV_REQ_X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ORDER</text:p>
          </table:table-cell>
          <table:table-cell office:value-type="string">
            <text:p>S_ORDER_M</text:p>
          </table:table-cell>
          <table:table-cell office:value-type="string">
            <text:p>EIM_ORDER_M</text:p>
          </table:table-cell>
          <table:table-cell table:style-name="ce25" office:value-type="string">
            <text:p>NRMA_MASTER_ORDER_MASK_SH.sh</text:p>
          </table:table-cell>
          <table:table-cell table:style-name="ce9" office:value-type="string">
            <text:p>S_ORDER_M</text:p>
          </table:table-cell>
          <table:table-cell table:style-name="ce20" office:value-type="string">
            <text:p>NRMA_GMS_MASTER_MASKING_ORDER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ORDER_X</text:p>
          </table:table-cell>
          <table:table-cell office:value-type="string">
            <text:p>S_ORDER_X_M</text:p>
          </table:table-cell>
          <table:table-cell office:value-type="string">
            <text:p>EIM_ORDER_DTL_M</text:p>
          </table:table-cell>
          <table:table-cell table:style-name="ce25" office:value-type="string">
            <text:p>NRMA_MASTER_ORDER_X_MASK_SH.sh</text:p>
          </table:table-cell>
          <table:table-cell table:style-name="ce9" office:value-type="string">
            <text:p>S_ORDER_X_M <text:s/>==&gt; 123008</text:p>
          </table:table-cell>
          <table:table-cell table:style-name="ce20" office:value-type="string">
            <text:p>NRMA_GMS_MASTER_MASKING_ORDER_X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SRC</text:p>
          </table:table-cell>
          <table:table-cell office:value-type="string">
            <text:p>S_SRC_M</text:p>
          </table:table-cell>
          <table:table-cell office:value-type="string">
            <text:p>EIM_SRC_M</text:p>
          </table:table-cell>
          <table:table-cell table:style-name="ce25" office:value-type="string">
            <text:p>NRMA_MASTER_SRC_MASK_SH.sh</text:p>
          </table:table-cell>
          <table:table-cell table:style-name="ce9" office:value-type="string">
            <text:p>S_SRC_M <text:s/>==&gt; <text:s/>49668</text:p>
          </table:table-cell>
          <table:table-cell table:style-name="ce20" office:value-type="string">
            <text:p>NRMA_GMS_MASTER_MASKING_SRC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SRC_PAYMENT</text:p>
          </table:table-cell>
          <table:table-cell office:value-type="string">
            <text:p>S_SRC_PAYMENT_M</text:p>
          </table:table-cell>
          <table:table-cell office:value-type="string">
            <text:p>EIM_PAYMENT_M</text:p>
          </table:table-cell>
          <table:table-cell table:style-name="ce25" office:value-type="string">
            <text:p>NRMA_MASTER_SRC_PAYMENT_MASK_SH.sh</text:p>
          </table:table-cell>
          <table:table-cell table:style-name="ce9" office:value-type="string">
            <text:p>S_SRC_PAYMENT_M <text:s/>==&gt;&gt; 0 Records</text:p>
          </table:table-cell>
          <table:table-cell table:style-name="ce20" office:value-type="string">
            <text:p>NRMA_GMS_MASTER_MASKING_SRC_PAYMENT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ADDR_PER</text:p>
          </table:table-cell>
          <table:table-cell office:value-type="string">
            <text:p>S_ADDR_PER_M</text:p>
          </table:table-cell>
          <table:table-cell office:value-type="string">
            <text:p>EIM_ADDR_PER_M</text:p>
          </table:table-cell>
          <table:table-cell table:style-name="ce9" office:value-type="string">
            <text:p>NRMA_MASTER_ADDR_PER_MASK_SH.sh</text:p>
          </table:table-cell>
          <table:table-cell table:style-name="ce9" office:value-type="string">
            <text:p>S_ADDR_PER_M</text:p>
          </table:table-cell>
          <table:table-cell table:style-name="ce20" office:value-type="string">
            <text:p>NRMA_GMS_MASTER_MASKING_ADDR_PER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AGREE_BNFT</text:p>
          </table:table-cell>
          <table:table-cell office:value-type="string">
            <text:p>S_AGREE_BNFT_M</text:p>
          </table:table-cell>
          <table:table-cell office:value-type="string">
            <text:p>EIM_AGREEMENT1_M</text:p>
          </table:table-cell>
          <table:table-cell table:style-name="ce9" office:value-type="string">
            <text:p>NRMA_MASTER_AGREE_BNFT_MASK_SH.sh</text:p>
          </table:table-cell>
          <table:table-cell table:style-name="ce9" office:value-type="string">
            <text:p>S_AGREE_BNFT_M <text:s text:c="3"/>==&gt;&gt; 9 m DATA</text:p>
          </table:table-cell>
          <table:table-cell table:style-name="ce20" office:value-type="string">
            <text:p>NRMA_GMS_MASTER_MASKING_AGREE_BNFT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ASSET</text:p>
          </table:table-cell>
          <table:table-cell office:value-type="string">
            <text:p>S_ASSET_M</text:p>
          </table:table-cell>
          <table:table-cell office:value-type="string">
            <text:p>EIM_ASSET_M</text:p>
          </table:table-cell>
          <table:table-cell table:style-name="ce9" office:value-type="string">
            <text:p>NRMA_MASTER_ASSET_MASK_SH.sh</text:p>
          </table:table-cell>
          <table:table-cell table:style-name="ce9" office:value-type="string">
            <text:p>S_ASSET_M</text:p>
          </table:table-cell>
          <table:table-cell table:style-name="ce20" office:value-type="string">
            <text:p>NRMA_GMS_MASTER_MASKING_ASSET.sh</text:p>
          </table:table-cell>
          <table:table-cell table:style-name="ce9" table:number-columns-repeated="1018"/>
        </table:table-row>
        <table:table-row table:style-name="ro3">
          <table:table-cell office:value-type="string">
            <text:p>S_ASSET_X</text:p>
          </table:table-cell>
          <table:table-cell office:value-type="string">
            <text:p>S_ASSET_X_M</text:p>
          </table:table-cell>
          <table:table-cell office:value-type="string">
            <text:p>EIM_ASSET_DTL_M</text:p>
          </table:table-cell>
          <table:table-cell table:style-name="ce25" office:value-type="string">
            <text:p>NRMA_MASTER_ASSET_X_MASK_SH.sh</text:p>
          </table:table-cell>
          <table:table-cell table:style-name="ce9" office:value-type="string">
            <text:p>S_ASSET_X_M</text:p>
          </table:table-cell>
          <table:table-cell table:style-name="ce20" office:value-type="string">
            <text:p>NRMA_GMS_MASTER_MASKING_ASSET_X.sh</text:p>
          </table:table-cell>
          <table:table-cell table:style-name="ce9" table:number-columns-repeated="1018"/>
        </table:table-row>
      </table:table>
      <table:table table:name="Sheet2" table:style-name="ta1" table:print="false">
        <table:table-column table:style-name="co19" table:default-cell-style-name="ce28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8" table:number-columns-repeated="1019" table:default-cell-style-name="ce20"/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>
            <text:p>TABLE_NAM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Row_Count(With Not Null)</text:p>
          </table:table-cell>
          <table:table-cell table:style-name="ce2" office:value-type="string">
            <text:p>Row_Count(With Join)</text:p>
          </table:table-cell>
          <table:table-cell table:style-name="ce2" office:value-type="string">
            <text:p>Comments</text:p>
          </table:table-cell>
          <table:table-cell table:style-name="ce2" table:number-columns-repeated="1018"/>
          <table:table-cell table:style-name="Default"/>
        </table:table-row>
        <table:table-row table:style-name="ro3">
          <table:table-cell office:value-type="string">
            <text:p>S_ADDR_PER</text:p>
          </table:table-cell>
          <table:table-cell office:value-type="string">
            <text:p>Completed</text:p>
          </table:table-cell>
          <table:table-cell table:number-columns-repeated="2" office:value-type="float" office:value="181884">
            <text:p>181884</text:p>
          </table:table-cell>
          <table:table-cell table:number-columns-repeated="1020"/>
        </table:table-row>
        <table:table-row table:style-name="ro3">
          <table:table-cell office:value-type="string">
            <text:p>S_ASSET</text:p>
          </table:table-cell>
          <table:table-cell office:value-type="string">
            <text:p>Completed</text:p>
          </table:table-cell>
          <table:table-cell table:number-columns-repeated="2" office:value-type="float" office:value="56">
            <text:p>56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S_ASSET_X</text:p>
          </table:table-cell>
          <table:table-cell office:value-type="string">
            <text:p>Completed</text:p>
          </table:table-cell>
          <table:table-cell office:value-type="float" office:value="37207">
            <text:p>37207</text:p>
          </table:table-cell>
          <table:table-cell office:value-type="float" office:value="21794">
            <text:p>21794</text:p>
          </table:table-cell>
          <table:table-cell office:value-type="string">
            <text:p>Small Difference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S_PTY_PAY_PRFL</text:p>
          </table:table-cell>
          <table:table-cell office:value-type="string">
            <text:p>Completed</text:p>
          </table:table-cell>
          <table:table-cell office:value-type="float" office:value="130814">
            <text:p>130814</text:p>
          </table:table-cell>
          <table:table-cell office:value-type="float" office:value="12697">
            <text:p>12697</text:p>
          </table:table-cell>
          <table:table-cell table:number-columns-repeated="1020"/>
        </table:table-row>
        <table:table-row table:style-name="ro3">
          <table:table-cell table:style-name="ce30" office:value-type="string">
            <text:p>S_EVT_ACT</text:p>
          </table:table-cell>
          <table:table-cell office:value-type="string">
            <text:p>Completed</text:p>
          </table:table-cell>
          <table:table-cell office:value-type="float" office:value="200596">
            <text:p>200596</text:p>
          </table:table-cell>
          <table:table-cell office:value-type="float" office:value="200595">
            <text:p>200595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S_EVT_ACT_FNX</text:p>
          </table:table-cell>
          <table:table-cell table:style-name="Default" office:value-type="string">
            <text:p>Completed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7">
            <text:p>37</text:p>
          </table:table-cell>
          <table:table-cell table:style-name="Default" office:value-type="string">
            <text:p>Small Difference <text:s/>==&gt; No data with PAR_ROW_ID, with join</text:p>
          </table:table-cell>
          <table:table-cell table:style-name="Default" table:number-columns-repeated="1019"/>
        </table:table-row>
        <table:table-row table:style-name="ro3">
          <table:table-cell office:value-type="string">
            <text:p>S_SRC</text:p>
          </table:table-cell>
          <table:table-cell office:value-type="string">
            <text:p>Completed</text:p>
          </table:table-cell>
          <table:table-cell table:number-columns-repeated="2" office:value-type="float" office:value="49668">
            <text:p>49668</text:p>
          </table:table-cell>
          <table:table-cell table:number-columns-repeated="1020"/>
        </table:table-row>
        <table:table-row table:style-name="ro3">
          <table:table-cell table:style-name="ce29" office:value-type="string">
            <text:p>S_AGREE_BNFT</text:p>
          </table:table-cell>
          <table:table-cell office:value-type="string">
            <text:p>Issue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S_SRV_REQ_X</text:p>
          </table:table-cell>
          <table:table-cell office:value-type="string">
            <text:p>Completed</text:p>
          </table:table-cell>
          <table:table-cell office:value-type="float" office:value="51540">
            <text:p>51540</text:p>
          </table:table-cell>
          <table:table-cell office:value-type="float" office:value="34704">
            <text:p>34704</text:p>
          </table:table-cell>
          <table:table-cell table:number-columns-repeated="1020"/>
        </table:table-row>
        <table:table-row table:style-name="ro3">
          <table:table-cell table:style-name="ce29" office:value-type="string">
            <text:p>S_ORDER_X</text:p>
          </table:table-cell>
          <table:table-cell office:value-type="string">
            <text:p>Completed</text:p>
          </table:table-cell>
          <table:table-cell office:value-type="float" office:value="686402">
            <text:p>686402</text:p>
          </table:table-cell>
          <table:table-cell office:value-type="float" office:value="123019">
            <text:p>123019</text:p>
          </table:table-cell>
          <table:table-cell office:value-type="string">
            <text:p>No data with PAR_ROW_ID, with join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S_SRV_REQ</text:p>
          </table:table-cell>
          <table:table-cell office:value-type="string">
            <text:p>Completed</text:p>
          </table:table-cell>
          <table:table-cell office:value-type="float" office:value="12220">
            <text:p>12220</text:p>
          </table:table-cell>
          <table:table-cell office:value-type="float" office:value="77">
            <text:p>77</text:p>
          </table:table-cell>
          <table:table-cell office:value-type="string">
            <text:p>BU_ID ==&gt;&gt; NO_MATCH_ROW_ID <text:s/></text:p>
          </table:table-cell>
          <table:table-cell table:number-columns-repeated="1019"/>
        </table:table-row>
        <table:table-row table:style-name="ro3">
          <table:table-cell office:value-type="string">
            <text:p>S_ORDER</text:p>
          </table:table-cell>
          <table:table-cell office:value-type="string">
            <text:p>Completed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office:value-type="string">
            <text:p>S_CONTACT_X</text:p>
          </table:table-cell>
          <table:table-cell office:value-type="string">
            <text:p>Completed</text:p>
          </table:table-cell>
          <table:table-cell table:number-columns-repeated="1022"/>
        </table:table-row>
        <table:table-row table:style-name="ro3">
          <table:table-cell office:value-type="string">
            <text:p>S_CONTACT_ATX</text:p>
          </table:table-cell>
          <table:table-cell office:value-type="string">
            <text:p>Completed</text:p>
          </table:table-cell>
          <table:table-cell table:number-columns-repeated="1022"/>
        </table:table-row>
        <table:table-row table:style-name="ro3">
          <table:table-cell office:value-type="string">
            <text:p>S_CONTACT</text:p>
          </table:table-cell>
          <table:table-cell office:value-type="string">
            <text:p>Completed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S_ORG_EXT</text:p>
          </table:table-cell>
          <table:table-cell table:style-name="ce32" office:value-type="string">
            <text:p>Completed</text:p>
          </table:table-cell>
          <table:table-cell table:style-name="ce32" table:number-columns-repeated="1021"/>
          <table:table-cell/>
        </table:table-row>
        <table:table-row table:style-name="ro3">
          <table:table-cell office:value-type="string">
            <text:p>S_ORG_EXT (UK)</text:p>
          </table:table-cell>
          <table:table-cell office:value-type="string">
            <text:p>Completed</text:p>
          </table:table-cell>
          <table:table-cell table:number-columns-repeated="1022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_PTY_PAY_PRFL</text:p>
          </table:table-cell>
          <table:table-cell table:number-columns-repeated="3"/>
          <table:table-cell office:value-type="string">
            <text:p>Account and Contact ??</text:p>
          </table:table-cell>
          <table:table-cell table:number-columns-repeated="1019"/>
        </table:table-row>
        <table:table-row table:style-name="ro2">
          <table:table-cell table:style-name="ce20"/>
          <table:table-cell table:number-columns-repeated="1023"/>
        </table:table-row>
        <table:table-row table:style-name="ro3">
          <table:table-cell office:value-type="string">
            <text:p>S_SRC_PAYMENT</text:p>
          </table:table-cell>
          <table:table-cell office:value-type="string">
            <text:p>No data</text:p>
          </table:table-cell>
          <table:table-cell table:number-columns-repeated="1022"/>
        </table:table-row>
        <table:table-row table:style-name="ro3">
          <table:table-cell office:value-type="string">
            <text:p>S_ORG_EXT_FNX</text:p>
          </table:table-cell>
          <table:table-cell office:value-type="string">
            <text:p>No data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Excel_20_Built-in_20_Normal"/>
        <table:table-column table:style-name="co17" table:default-cell-style-name="Default"/>
        <table:table-column table:style-name="co8" table:number-columns-repeated="1020" table:default-cell-style-name="Default"/>
        <table:table-row table:style-name="ro2">
          <table:table-cell table:style-name="ce2" office:value-type="string">
            <text:p>Table</text:p>
          </table:table-cell>
          <table:table-cell table:style-name="ce2"/>
          <table:table-cell table:style-name="ce2" office:value-type="string">
            <text:p>Columns <text:s/>Not working</text:p>
          </table:table-cell>
          <table:table-cell table:style-name="ce2" office:value-type="string">
            <text:p>Comments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S_SRV_REQ</text:p>
          </table:table-cell>
          <table:table-cell office:value-type="string">
            <text:p>BU_ID ==&gt; No_Match_Row_Id</text:p>
          </table:table-cell>
          <table:table-cell office:value-type="string">
            <text:p>X_DRIVER_EMAI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DRIVER_PHON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ADDR_LINE_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REQUESTOR_FULL_NAM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NRMA_REQ_HOME_PHON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BSB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INTER_CLUB_MEM_NU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INSTATE_CLUB_NAM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X_NRMA_REQ_EMAI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6" office:value-type="string">
            <text:p>S_EVT_ACT</text:p>
          </table:table-cell>
          <table:table-cell/>
          <table:table-cell table:style-name="ce14" office:value-type="string">
            <text:p>X_NEWCONTACT_NAME</text:p>
          </table:table-cell>
          <table:table-cell table:number-columns-repeated="1021"/>
        </table:table-row>
        <table:table-row table:style-name="ro3">
          <table:table-cell table:style-name="ce6"/>
          <table: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S_ORDER</text:p>
          </table:table-cell>
          <table:table-cell/>
          <table:table-cell table:style-name="ce14" office:value-type="string">
            <text:p>X_OMC_CAMP_NAME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14/01/2019</text:date>, <text:time>09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09:27:31.36</dc:date>
    <dc:creator>Somesh Mamidwar</dc:creator>
    <meta:generator>OpenOffice/4.1.5$Win32 OpenOffice.org_project/415m1$Build-9789</meta:generator>
    <meta:editing-duration>P15DT9H54M50S</meta:editing-duration>
    <meta:editing-cycles>54</meta:editing-cycles>
    <meta:document-statistic meta:table-count="3" meta:cell-count="295" meta:object-count="0"/>
  </office:meta>
</office:document-meta>
</file>